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oto Mono"/>
    </style:style>
    <style:style style:name="ce2" style:family="table-cell" style:parent-style-name="Default">
      <style:text-properties style:font-name="Noto Mono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xecution time measuremen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ing Kernel &amp; Host:</text:p>
          </table:table-cell>
          <table:table-cell/>
          <table:table-cell office:value-type="string" calcext:value-type="string">
            <text:p>covertree_u55c_param_1000_128.xclb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Results Matrix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ints in Tree:</text:p>
          </table:table-cell>
          <table:table-cell/>
          <table:table-cell table:number-columns-repeated="6" office:value-type="float" office:value="100" calcext:value-type="float">
            <text:p>100</text:p>
          </table:table-cell>
          <table:table-cell table:number-columns-repeated="6" office:value-type="float" office:value="500" calcext:value-type="float">
            <text:p>500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umber of querys: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00000" calcext:value-type="float">
            <text:p>100000</text:p>
          </table:table-cell>
          <table:table-cell table:style-name="Default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73" calcext:value-type="float">
            <text:p>0.973</text:p>
          </table:table-cell>
          <table:table-cell office:value-type="float" office:value="2.773" calcext:value-type="float">
            <text:p>2.773</text:p>
          </table:table-cell>
          <table:table-cell office:value-type="float" office:value="21.7405" calcext:value-type="float">
            <text:p>21.7405</text:p>
          </table:table-cell>
          <table:table-cell office:value-type="float" office:value="203.539" calcext:value-type="float">
            <text:p>203.539</text:p>
          </table:table-cell>
          <table:table-cell office:value-type="float" office:value="2034.55" calcext:value-type="float">
            <text:p>2034.55</text:p>
          </table:table-cell>
          <table:table-cell office:value-type="float" office:value="20392.2" calcext:value-type="float">
            <text:p>20392.2</text:p>
          </table:table-cell>
          <table:table-cell office:value-type="float" office:value="2.09278" calcext:value-type="float">
            <text:p>2.09278</text:p>
          </table:table-cell>
          <table:table-cell office:value-type="float" office:value="8.2102" calcext:value-type="float">
            <text:p>8.2102</text:p>
          </table:table-cell>
          <table:table-cell office:value-type="float" office:value="65.7581" calcext:value-type="float">
            <text:p>65.7581</text:p>
          </table:table-cell>
          <table:table-cell office:value-type="float" office:value="648.775" calcext:value-type="float">
            <text:p>648.775</text:p>
          </table:table-cell>
          <table:table-cell office:value-type="float" office:value="6560.2" calcext:value-type="float">
            <text:p>6560.2</text:p>
          </table:table-cell>
          <table:table-cell office:value-type="float" office:value="65753.8" calcext:value-type="float">
            <text:p>65753.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964" calcext:value-type="float">
            <text:p>0.964</text:p>
          </table:table-cell>
          <table:table-cell office:value-type="float" office:value="9.589" calcext:value-type="float">
            <text:p>9.589</text:p>
          </table:table-cell>
          <table:table-cell office:value-type="float" office:value="64.344" calcext:value-type="float">
            <text:p>64.344</text:p>
          </table:table-cell>
          <table:table-cell office:value-type="float" office:value="615.905" calcext:value-type="float">
            <text:p>615.905</text:p>
          </table:table-cell>
          <table:table-cell office:value-type="float" office:value="6282.99" calcext:value-type="float">
            <text:p>6282.99</text:p>
          </table:table-cell>
          <table:table-cell office:value-type="float" office:value="63118.2" calcext:value-type="float">
            <text:p>63118.2</text:p>
          </table:table-cell>
          <table:table-cell office:value-type="float" office:value="4.602" calcext:value-type="float">
            <text:p>4.602</text:p>
          </table:table-cell>
          <table:table-cell office:value-type="float" office:value="29.91" calcext:value-type="float">
            <text:p>29.91</text:p>
          </table:table-cell>
          <table:table-cell office:value-type="float" office:value="258.329" calcext:value-type="float">
            <text:p>258.329</text:p>
          </table:table-cell>
          <table:table-cell office:value-type="float" office:value="2543.33" calcext:value-type="float">
            <text:p>2543.33</text:p>
          </table:table-cell>
          <table:table-cell office:value-type="float" office:value="25745.1" calcext:value-type="float">
            <text:p>25745.1</text:p>
          </table:table-cell>
          <table:table-cell office:value-type="float" office:value="255638" calcext:value-type="float">
            <text:p>255638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859" calcext:value-type="float">
            <text:p>0.859</text:p>
          </table:table-cell>
          <table:table-cell office:value-type="float" office:value="2.861" calcext:value-type="float">
            <text:p>2.861</text:p>
          </table:table-cell>
          <table:table-cell office:value-type="float" office:value="21.3951" calcext:value-type="float">
            <text:p>21.3951</text:p>
          </table:table-cell>
          <table:table-cell office:value-type="float" office:value="202.704" calcext:value-type="float">
            <text:p>202.704</text:p>
          </table:table-cell>
          <table:table-cell office:value-type="float" office:value="2032.56" calcext:value-type="float">
            <text:p>2032.56</text:p>
          </table:table-cell>
          <table:table-cell office:value-type="float" office:value="20390.3" calcext:value-type="float">
            <text:p>20390.3</text:p>
          </table:table-cell>
          <table:table-cell office:value-type="float" office:value="2.70576" calcext:value-type="float">
            <text:p>2.70576</text:p>
          </table:table-cell>
          <table:table-cell office:value-type="float" office:value="8.13417" calcext:value-type="float">
            <text:p>8.13417</text:p>
          </table:table-cell>
          <table:table-cell office:value-type="float" office:value="66.0629" calcext:value-type="float">
            <text:p>66.0629</text:p>
          </table:table-cell>
          <table:table-cell office:value-type="float" office:value="649.554" calcext:value-type="float">
            <text:p>649.554</text:p>
          </table:table-cell>
          <table:table-cell office:value-type="float" office:value="6558.92" calcext:value-type="float">
            <text:p>6558.92</text:p>
          </table:table-cell>
          <table:table-cell office:value-type="float" office:value="65777.8" calcext:value-type="float">
            <text:p>65777.8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662" calcext:value-type="float">
            <text:p>0.662</text:p>
          </table:table-cell>
          <table:table-cell office:value-type="float" office:value="10.505" calcext:value-type="float">
            <text:p>10.505</text:p>
          </table:table-cell>
          <table:table-cell office:value-type="float" office:value="64.885" calcext:value-type="float">
            <text:p>64.885</text:p>
          </table:table-cell>
          <table:table-cell office:value-type="float" office:value="614.231" calcext:value-type="float">
            <text:p>614.231</text:p>
          </table:table-cell>
          <table:table-cell office:value-type="float" office:value="6390.72" calcext:value-type="float">
            <text:p>6390.72</text:p>
          </table:table-cell>
          <table:table-cell office:value-type="float" office:value="63863.8" calcext:value-type="float">
            <text:p>63863.8</text:p>
          </table:table-cell>
          <table:table-cell office:value-type="float" office:value="6.273" calcext:value-type="float">
            <text:p>6.273</text:p>
          </table:table-cell>
          <table:table-cell office:value-type="float" office:value="31.813" calcext:value-type="float">
            <text:p>31.813</text:p>
          </table:table-cell>
          <table:table-cell office:value-type="float" office:value="260.926" calcext:value-type="float">
            <text:p>260.926</text:p>
          </table:table-cell>
          <table:table-cell office:value-type="float" office:value="2595.34" calcext:value-type="float">
            <text:p>2595.34</text:p>
          </table:table-cell>
          <table:table-cell office:value-type="float" office:value="25574.7" calcext:value-type="float">
            <text:p>25574.7</text:p>
          </table:table-cell>
          <table:table-cell office:value-type="float" office:value="258540" calcext:value-type="float">
            <text:p>25854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78" calcext:value-type="float">
            <text:p>0.978</text:p>
          </table:table-cell>
          <table:table-cell office:value-type="float" office:value="2.544" calcext:value-type="float">
            <text:p>2.544</text:p>
          </table:table-cell>
          <table:table-cell office:value-type="float" office:value="21.8245" calcext:value-type="float">
            <text:p>21.8245</text:p>
          </table:table-cell>
          <table:table-cell office:value-type="float" office:value="203.488" calcext:value-type="float">
            <text:p>203.488</text:p>
          </table:table-cell>
          <table:table-cell office:value-type="float" office:value="2037.5" calcext:value-type="float">
            <text:p>2037.5</text:p>
          </table:table-cell>
          <table:table-cell office:value-type="float" office:value="20394.7" calcext:value-type="float">
            <text:p>20394.7</text:p>
          </table:table-cell>
          <table:table-cell office:value-type="float" office:value="2.63264" calcext:value-type="float">
            <text:p>2.63264</text:p>
          </table:table-cell>
          <table:table-cell office:value-type="float" office:value="8.243" calcext:value-type="float">
            <text:p>8.243</text:p>
          </table:table-cell>
          <table:table-cell office:value-type="float" office:value="66.4726" calcext:value-type="float">
            <text:p>66.4726</text:p>
          </table:table-cell>
          <table:table-cell office:value-type="float" office:value="650.769" calcext:value-type="float">
            <text:p>650.769</text:p>
          </table:table-cell>
          <table:table-cell office:value-type="float" office:value="6549.17" calcext:value-type="float">
            <text:p>6549.17</text:p>
          </table:table-cell>
          <table:table-cell office:value-type="float" office:value="65741.6" calcext:value-type="float">
            <text:p>65741.6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983" calcext:value-type="float">
            <text:p>0.983</text:p>
          </table:table-cell>
          <table:table-cell office:value-type="float" office:value="9.742" calcext:value-type="float">
            <text:p>9.742</text:p>
          </table:table-cell>
          <table:table-cell office:value-type="float" office:value="63.576" calcext:value-type="float">
            <text:p>63.576</text:p>
          </table:table-cell>
          <table:table-cell office:value-type="float" office:value="633.326" calcext:value-type="float">
            <text:p>633.326</text:p>
          </table:table-cell>
          <table:table-cell office:value-type="float" office:value="6270.8" calcext:value-type="float">
            <text:p>6270.8</text:p>
          </table:table-cell>
          <table:table-cell office:value-type="float" office:value="62672.1" calcext:value-type="float">
            <text:p>62672.1</text:p>
          </table:table-cell>
          <table:table-cell office:value-type="float" office:value="6.021" calcext:value-type="float">
            <text:p>6.021</text:p>
          </table:table-cell>
          <table:table-cell office:value-type="float" office:value="30.753" calcext:value-type="float">
            <text:p>30.753</text:p>
          </table:table-cell>
          <table:table-cell office:value-type="float" office:value="261.621" calcext:value-type="float">
            <text:p>261.621</text:p>
          </table:table-cell>
          <table:table-cell office:value-type="float" office:value="2646.11" calcext:value-type="float">
            <text:p>2646.11</text:p>
          </table:table-cell>
          <table:table-cell office:value-type="float" office:value="25357.7" calcext:value-type="float">
            <text:p>25357.7</text:p>
          </table:table-cell>
          <table:table-cell office:value-type="float" office:value="254749" calcext:value-type="float">
            <text:p>254749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4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678" calcext:value-type="float">
            <text:p>0.678</text:p>
          </table:table-cell>
          <table:table-cell office:value-type="float" office:value="2.936" calcext:value-type="float">
            <text:p>2.936</text:p>
          </table:table-cell>
          <table:table-cell office:value-type="float" office:value="21.7987" calcext:value-type="float">
            <text:p>21.7987</text:p>
          </table:table-cell>
          <table:table-cell office:value-type="float" office:value="202.894" calcext:value-type="float">
            <text:p>202.894</text:p>
          </table:table-cell>
          <table:table-cell office:value-type="float" office:value="2034.52" calcext:value-type="float">
            <text:p>2034.52</text:p>
          </table:table-cell>
          <table:table-cell office:value-type="float" office:value="20402.8" calcext:value-type="float">
            <text:p>20402.8</text:p>
          </table:table-cell>
          <table:table-cell office:value-type="float" office:value="2.76059" calcext:value-type="float">
            <text:p>2.76059</text:p>
          </table:table-cell>
          <table:table-cell office:value-type="float" office:value="8.09764" calcext:value-type="float">
            <text:p>8.09764</text:p>
          </table:table-cell>
          <table:table-cell office:value-type="float" office:value="66.1724" calcext:value-type="float">
            <text:p>66.1724</text:p>
          </table:table-cell>
          <table:table-cell office:value-type="float" office:value="654.527" calcext:value-type="float">
            <text:p>654.527</text:p>
          </table:table-cell>
          <table:table-cell office:value-type="float" office:value="6553.06" calcext:value-type="float">
            <text:p>6553.06</text:p>
          </table:table-cell>
          <table:table-cell office:value-type="float" office:value="65783" calcext:value-type="float">
            <text:p>6578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751" calcext:value-type="float">
            <text:p>0.751</text:p>
          </table:table-cell>
          <table:table-cell office:value-type="float" office:value="8.664" calcext:value-type="float">
            <text:p>8.664</text:p>
          </table:table-cell>
          <table:table-cell office:value-type="float" office:value="65.432" calcext:value-type="float">
            <text:p>65.432</text:p>
          </table:table-cell>
          <table:table-cell office:value-type="float" office:value="627.903" calcext:value-type="float">
            <text:p>627.903</text:p>
          </table:table-cell>
          <table:table-cell office:value-type="float" office:value="6280.74" calcext:value-type="float">
            <text:p>6280.74</text:p>
          </table:table-cell>
          <table:table-cell office:value-type="float" office:value="62805.7" calcext:value-type="float">
            <text:p>62805.7</text:p>
          </table:table-cell>
          <table:table-cell office:value-type="float" office:value="5.525" calcext:value-type="float">
            <text:p>5.525</text:p>
          </table:table-cell>
          <table:table-cell office:value-type="float" office:value="29.489" calcext:value-type="float">
            <text:p>29.489</text:p>
          </table:table-cell>
          <table:table-cell office:value-type="float" office:value="263.704" calcext:value-type="float">
            <text:p>263.704</text:p>
          </table:table-cell>
          <table:table-cell office:value-type="float" office:value="2561.85" calcext:value-type="float">
            <text:p>2561.85</text:p>
          </table:table-cell>
          <table:table-cell office:value-type="float" office:value="25649.1" calcext:value-type="float">
            <text:p>25649.1</text:p>
          </table:table-cell>
          <table:table-cell office:value-type="float" office:value="254700" calcext:value-type="float">
            <text:p>25470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5. Time</text:p>
          </table:table-cell>
          <table:table-cell office:value-type="string" calcext:value-type="string">
            <text:p>Kernel</text:p>
          </table:table-cell>
          <table:table-cell/>
          <table:table-cell office:value-type="float" office:value="0.923" calcext:value-type="float">
            <text:p>0.923</text:p>
          </table:table-cell>
          <table:table-cell office:value-type="float" office:value="2.854" calcext:value-type="float">
            <text:p>2.854</text:p>
          </table:table-cell>
          <table:table-cell office:value-type="float" office:value="21.6793" calcext:value-type="float">
            <text:p>21.6793</text:p>
          </table:table-cell>
          <table:table-cell office:value-type="float" office:value="203.85" calcext:value-type="float">
            <text:p>203.85</text:p>
          </table:table-cell>
          <table:table-cell office:value-type="float" office:value="2037.92" calcext:value-type="float">
            <text:p>2037.92</text:p>
          </table:table-cell>
          <table:table-cell office:value-type="float" office:value="20394.3" calcext:value-type="float">
            <text:p>20394.3</text:p>
          </table:table-cell>
          <table:table-cell office:value-type="float" office:value="2.64305" calcext:value-type="float">
            <text:p>2.64305</text:p>
          </table:table-cell>
          <table:table-cell office:value-type="float" office:value="7.89662" calcext:value-type="float">
            <text:p>7.89662</text:p>
          </table:table-cell>
          <table:table-cell office:value-type="float" office:value="65.9228" calcext:value-type="float">
            <text:p>65.9228</text:p>
          </table:table-cell>
          <table:table-cell office:value-type="float" office:value="649.807" calcext:value-type="float">
            <text:p>649.807</text:p>
          </table:table-cell>
          <table:table-cell office:value-type="float" office:value="6554.33" calcext:value-type="float">
            <text:p>6554.33</text:p>
          </table:table-cell>
          <table:table-cell office:value-type="float" office:value="65765.3" calcext:value-type="float">
            <text:p>65765.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office:value-type="float" office:value="0.69" calcext:value-type="float">
            <text:p>0.69</text:p>
          </table:table-cell>
          <table:table-cell office:value-type="float" office:value="7.708" calcext:value-type="float">
            <text:p>7.708</text:p>
          </table:table-cell>
          <table:table-cell office:value-type="float" office:value="66.323" calcext:value-type="float">
            <text:p>66.323</text:p>
          </table:table-cell>
          <table:table-cell office:value-type="float" office:value="617.19" calcext:value-type="float">
            <text:p>617.19</text:p>
          </table:table-cell>
          <table:table-cell office:value-type="float" office:value="6347.97" calcext:value-type="float">
            <text:p>6347.97</text:p>
          </table:table-cell>
          <table:table-cell office:value-type="float" office:value="63103.1" calcext:value-type="float">
            <text:p>63103.1</text:p>
          </table:table-cell>
          <table:table-cell office:value-type="float" office:value="5.992" calcext:value-type="float">
            <text:p>5.992</text:p>
          </table:table-cell>
          <table:table-cell office:value-type="float" office:value="31.326" calcext:value-type="float">
            <text:p>31.326</text:p>
          </table:table-cell>
          <table:table-cell office:value-type="float" office:value="257.998" calcext:value-type="float">
            <text:p>257.998</text:p>
          </table:table-cell>
          <table:table-cell office:value-type="float" office:value="2700.64" calcext:value-type="float">
            <text:p>2700.64</text:p>
          </table:table-cell>
          <table:table-cell office:value-type="float" office:value="25465.9" calcext:value-type="float">
            <text:p>25465.9</text:p>
          </table:table-cell>
          <table:table-cell office:value-type="float" office:value="254208" calcext:value-type="float">
            <text:p>25420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VG</text:p>
          </table:table-cell>
          <table:table-cell office:value-type="string" calcext:value-type="string">
            <text:p>Kernel</text:p>
          </table:table-cell>
          <table:table-cell/>
          <table:table-cell table:formula="of:=AVERAGE([.D10];[.D13];[.D16];[.D19];[.D22])" office:value-type="float" office:value="0.8822" calcext:value-type="float">
            <text:p>0.8822</text:p>
          </table:table-cell>
          <table:table-cell table:formula="of:=AVERAGE([.E10];[.E13];[.E16];[.E19];[.E22])" office:value-type="float" office:value="2.7936" calcext:value-type="float">
            <text:p>2.7936</text:p>
          </table:table-cell>
          <table:table-cell table:formula="of:=AVERAGE([.F10];[.F13];[.F16];[.F19];[.F22])" office:value-type="float" office:value="21.68762" calcext:value-type="float">
            <text:p>21.68762</text:p>
          </table:table-cell>
          <table:table-cell table:formula="of:=AVERAGE([.G10];[.G13];[.G16];[.G19];[.G22])" office:value-type="float" office:value="203.295" calcext:value-type="float">
            <text:p>203.295</text:p>
          </table:table-cell>
          <table:table-cell table:formula="of:=AVERAGE([.H10];[.H13];[.H16];[.H19];[.H22])" office:value-type="float" office:value="2035.41" calcext:value-type="float">
            <text:p>2035.41</text:p>
          </table:table-cell>
          <table:table-cell table:formula="of:=AVERAGE([.I10];[.I13];[.I16];[.I19];[.I22])" office:value-type="float" office:value="20394.86" calcext:value-type="float">
            <text:p>20394.86</text:p>
          </table:table-cell>
          <table:table-cell table:formula="of:=AVERAGE([.J10];[.J13];[.J16];[.J19];[.J22])" office:value-type="float" office:value="2.566964" calcext:value-type="float">
            <text:p>2.566964</text:p>
          </table:table-cell>
          <table:table-cell table:formula="of:=AVERAGE([.K10];[.K13];[.K16];[.K19];[.K22])" office:value-type="float" office:value="8.116326" calcext:value-type="float">
            <text:p>8.116326</text:p>
          </table:table-cell>
          <table:table-cell table:formula="of:=AVERAGE([.L10];[.L13];[.L16];[.L19];[.L22])" office:value-type="float" office:value="66.07776" calcext:value-type="float">
            <text:p>66.07776</text:p>
          </table:table-cell>
          <table:table-cell table:formula="of:=AVERAGE([.M10];[.M13];[.M16];[.M19];[.M22])" office:value-type="float" office:value="650.6864" calcext:value-type="float">
            <text:p>650.6864</text:p>
          </table:table-cell>
          <table:table-cell table:formula="of:=AVERAGE([.N10];[.N13];[.N16];[.N19];[.N22])" office:value-type="float" office:value="6555.136" calcext:value-type="float">
            <text:p>6555.136</text:p>
          </table:table-cell>
          <table:table-cell table:formula="of:=AVERAGE([.O10];[.O13];[.O16];[.O19];[.O22])" office:value-type="float" office:value="65764.3" calcext:value-type="float">
            <text:p>65764.3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PU</text:p>
          </table:table-cell>
          <table:table-cell/>
          <table:table-cell table:formula="of:=AVERAGE([.D11];[.D14];[.D17];[.D20];[.D23])" office:value-type="float" office:value="0.81" calcext:value-type="float">
            <text:p>0.81</text:p>
          </table:table-cell>
          <table:table-cell table:formula="of:=AVERAGE([.E11];[.E14];[.E17];[.E20];[.E23])" office:value-type="float" office:value="9.2416" calcext:value-type="float">
            <text:p>9.2416</text:p>
          </table:table-cell>
          <table:table-cell table:formula="of:=AVERAGE([.F11];[.F14];[.F17];[.F20];[.F23])" office:value-type="float" office:value="64.912" calcext:value-type="float">
            <text:p>64.912</text:p>
          </table:table-cell>
          <table:table-cell table:formula="of:=AVERAGE([.G11];[.G14];[.G17];[.G20];[.G23])" office:value-type="float" office:value="621.711" calcext:value-type="float">
            <text:p>621.711</text:p>
          </table:table-cell>
          <table:table-cell table:formula="of:=AVERAGE([.H11];[.H14];[.H17];[.H20];[.H23])" office:value-type="float" office:value="6314.644" calcext:value-type="float">
            <text:p>6314.644</text:p>
          </table:table-cell>
          <table:table-cell table:formula="of:=AVERAGE([.I11];[.I14];[.I17];[.I20];[.I23])" office:value-type="float" office:value="63112.58" calcext:value-type="float">
            <text:p>63112.58</text:p>
          </table:table-cell>
          <table:table-cell table:formula="of:=AVERAGE([.J11];[.J14];[.J17];[.J20];[.J23])" office:value-type="float" office:value="5.6826" calcext:value-type="float">
            <text:p>5.6826</text:p>
          </table:table-cell>
          <table:table-cell table:formula="of:=AVERAGE([.K11];[.K14];[.K17];[.K20];[.K23])" office:value-type="float" office:value="30.6582" calcext:value-type="float">
            <text:p>30.6582</text:p>
          </table:table-cell>
          <table:table-cell table:formula="of:=AVERAGE([.L11];[.L14];[.L17];[.L20];[.L23])" office:value-type="float" office:value="260.5156" calcext:value-type="float">
            <text:p>260.5156</text:p>
          </table:table-cell>
          <table:table-cell table:formula="of:=AVERAGE([.M11];[.M14];[.M17];[.M20];[.M23])" office:value-type="float" office:value="2609.454" calcext:value-type="float">
            <text:p>2609.454</text:p>
          </table:table-cell>
          <table:table-cell table:formula="of:=AVERAGE([.N11];[.N14];[.N17];[.N20];[.N23])" office:value-type="float" office:value="25558.5" calcext:value-type="float">
            <text:p>25558.5</text:p>
          </table:table-cell>
          <table:table-cell table:formula="of:=AVERAGE([.O11];[.O14];[.O17];[.O20];[.O23])" office:value-type="float" office:value="255567" calcext:value-type="float">
            <text:p>25556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Delta</text:p>
          </table:table-cell>
          <table:table-cell/>
          <table:table-cell table:formula="of:=[.D26]-[.D27]" office:value-type="float" office:value="0.0721999999999999" calcext:value-type="float">
            <text:p>0.0722</text:p>
          </table:table-cell>
          <table:table-cell table:formula="of:=[.E26]-[.E27]" office:value-type="float" office:value="-6.448" calcext:value-type="float">
            <text:p>-6.448</text:p>
          </table:table-cell>
          <table:table-cell table:formula="of:=[.F26]-[.F27]" office:value-type="float" office:value="-43.22438" calcext:value-type="float">
            <text:p>-43.22438</text:p>
          </table:table-cell>
          <table:table-cell table:formula="of:=[.G26]-[.G27]" office:value-type="float" office:value="-418.416" calcext:value-type="float">
            <text:p>-418.416</text:p>
          </table:table-cell>
          <table:table-cell table:formula="of:=[.H26]-[.H27]" office:value-type="float" office:value="-4279.234" calcext:value-type="float">
            <text:p>-4279.234</text:p>
          </table:table-cell>
          <table:table-cell table:formula="of:=[.I26]-[.I27]" office:value-type="float" office:value="-42717.72" calcext:value-type="float">
            <text:p>-42717.72</text:p>
          </table:table-cell>
          <table:table-cell table:formula="of:=[.J26]-[.J27]" office:value-type="float" office:value="-3.115636" calcext:value-type="float">
            <text:p>-3.115636</text:p>
          </table:table-cell>
          <table:table-cell table:formula="of:=[.K26]-[.K27]" office:value-type="float" office:value="-22.541874" calcext:value-type="float">
            <text:p>-22.541874</text:p>
          </table:table-cell>
          <table:table-cell table:formula="of:=[.L26]-[.L27]" office:value-type="float" office:value="-194.43784" calcext:value-type="float">
            <text:p>-194.43784</text:p>
          </table:table-cell>
          <table:table-cell table:formula="of:=[.M26]-[.M27]" office:value-type="float" office:value="-1958.7676" calcext:value-type="float">
            <text:p>-1958.7676</text:p>
          </table:table-cell>
          <table:table-cell table:formula="of:=[.N26]-[.N27]" office:value-type="float" office:value="-19003.364" calcext:value-type="float">
            <text:p>-19003.364</text:p>
          </table:table-cell>
          <table:table-cell table:formula="of:=[.O26]-[.O27]" office:value-type="float" office:value="-189802.7" calcext:value-type="float">
            <text:p>-189802.7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%</text:p>
          </table:table-cell>
          <table:table-cell/>
          <table:table-cell table:formula="of:=[.D27]/[.D26]" office:value-type="float" office:value="0.918159147585582" calcext:value-type="float">
            <text:p>0.918159147585582</text:p>
          </table:table-cell>
          <table:table-cell table:formula="of:=[.E27]/[.E26]" office:value-type="float" office:value="3.30813287514318" calcext:value-type="float">
            <text:p>3.30813287514318</text:p>
          </table:table-cell>
          <table:table-cell table:formula="of:=[.F27]/[.F26]" office:value-type="float" office:value="2.99304395779712" calcext:value-type="float">
            <text:p>2.99304395779712</text:p>
          </table:table-cell>
          <table:table-cell table:formula="of:=[.G27]/[.G26]" office:value-type="float" office:value="3.058171622519" calcext:value-type="float">
            <text:p>3.058171622519</text:p>
          </table:table-cell>
          <table:table-cell table:formula="of:=[.H27]/[.H26]" office:value-type="float" office:value="3.10239411224274" calcext:value-type="float">
            <text:p>3.10239411224274</text:p>
          </table:table-cell>
          <table:table-cell table:formula="of:=[.I27]/[.I26]" office:value-type="float" office:value="3.09453362268728" calcext:value-type="float">
            <text:p>3.09453362268728</text:p>
          </table:table-cell>
          <table:table-cell table:formula="of:=[.J27]/[.J26]" office:value-type="float" office:value="2.21374355074711" calcext:value-type="float">
            <text:p>2.21374355074711</text:p>
          </table:table-cell>
          <table:table-cell table:formula="of:=[.K27]/[.K26]" office:value-type="float" office:value="3.77734950518252" calcext:value-type="float">
            <text:p>3.77734950518252</text:p>
          </table:table-cell>
          <table:table-cell table:formula="of:=[.L27]/[.L26]" office:value-type="float" office:value="3.94256100691065" calcext:value-type="float">
            <text:p>3.94256100691065</text:p>
          </table:table-cell>
          <table:table-cell table:formula="of:=[.M27]/[.M26]" office:value-type="float" office:value="4.01030972831152" calcext:value-type="float">
            <text:p>4.01030972831152</text:p>
          </table:table-cell>
          <table:table-cell table:formula="of:=[.N27]/[.N26]" office:value-type="float" office:value="3.89900377352964" calcext:value-type="float">
            <text:p>3.89900377352964</text:p>
          </table:table-cell>
          <table:table-cell table:formula="of:=[.O27]/[.O26]" office:value-type="float" office:value="3.88610537936236" calcext:value-type="float">
            <text:p>3.88610537936236</text:p>
          </table:table-cell>
          <table:table-cell table:number-columns-repeated="100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3T09:07:14.234171870</meta:creation-date>
    <dc:date>2022-07-13T15:35:50.681384887</dc:date>
    <meta:editing-duration>PT5H14M54S</meta:editing-duration>
    <meta:editing-cycles>3</meta:editing-cycles>
    <meta:generator>LibreOffice/6.4.7.2$Linux_X86_64 LibreOffice_project/40$Build-2</meta:generator>
    <meta:document-statistic meta:table-count="1" meta:cell-count="218" meta:object-count="0"/>
  </office:meta>
</office:document-meta>
</file>